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1.526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66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-color="#33ff99" draw:textarea-horizontal-align="justify" draw:textarea-vertical-align="middle" draw:auto-grow-height="false" fo:min-height="1.75cm" fo:min-width="1.5cm"/>
    </style:style>
    <style:style style:name="co1" style:family="table-column">
      <style:table-column-properties style:column-width="2.254cm" style:use-optimal-column-width="false"/>
    </style:style>
    <style:style style:name="co2" style:family="table-column">
      <style:table-column-properties style:column-width="4.072cm" style:use-optimal-column-width="false"/>
    </style:style>
    <style:style style:name="co3" style:family="table-column">
      <style:table-column-properties style:column-width="4.073cm" style:use-optimal-column-width="false"/>
    </style:style>
    <style:style style:name="ro1" style:family="table-row">
      <style:table-row-properties style:row-height="0.773cm"/>
    </style:style>
    <style:style style:name="ce1" style:family="table-cell">
      <loext:graphic-properties draw:fill-color="#729fcf"/>
      <style:text-properties fo:font-size="13pt" style:font-size-asian="18pt" style:font-size-complex="18pt"/>
    </style:style>
    <style:style style:name="ce2" style:family="table-cell">
      <loext:graphic-properties draw:fill-color="#ff3333"/>
      <style:text-properties fo:font-size="13pt" style:font-size-asian="18pt" style:font-size-complex="18pt"/>
    </style:style>
    <style:style style:name="ce3" style:family="table-cell">
      <loext:graphic-properties draw:fill-color="#33ff99"/>
      <style:text-properties fo:font-size="13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Courier 10 Pitch2" fo:font-size="6pt" style:font-size-asian="18pt" style:font-size-complex="18pt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66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3pt" style:font-size-asian="18pt" style:font-size-complex="18pt"/>
    </style:style>
    <style:style style:name="P8" style:family="paragraph">
      <loext:graphic-properties draw:fill-color="#33ff99"/>
      <style:paragraph-properties fo:text-align="center"/>
    </style:style>
    <style:style style:name="T1" style:family="text">
      <style:text-properties style:font-name="Courier 10 Pitch2"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2cm" svg:y="4cm">
          <text:p text:style-name="P1">300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26cm" svg:height="0.497cm" svg:x="17.574cm" svg:y="22.603cm">
          <draw:text-box>
            <text:p><text:span text:style-name="T1">dma-000</text:span></text:p>
          </draw:text-box>
        </draw:frame>
        <draw:custom-shape draw:style-name="gr3" draw:text-style-name="P3" draw:layer="layout" svg:width="2cm" svg:height="2cm" svg:x="2cm" svg:y="8cm">
          <text:p text:style-name="P1">100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713cm" svg:height="1.673cm" svg:x="7.9cm" svg:y="2cm">
          <draw:text-box>
            <text:p text:style-name="P1">Process 12</text:p>
            <text:p text:style-name="P1">(virtual addresses)</text:p>
          </draw:text-box>
        </draw:frame>
        <draw:custom-shape draw:style-name="gr1" draw:text-style-name="P1" draw:layer="layout" svg:width="2cm" svg:height="2cm" svg:x="4cm" svg:y="4cm">
          <text:p text:style-name="P1">30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cm" svg:y="4cm">
          <text:p text:style-name="P1">30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cm" svg:y="4cm">
          <text:p text:style-name="P1">30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cm" svg:y="4cm">
          <text:p text:style-name="P1">42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3cm" svg:y="4cm">
          <text:p text:style-name="P1">42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6cm" svg:y="4cm">
          <text:p text:style-name="P1">77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8cm" svg:y="4cm">
          <text:p text:style-name="P1">77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4cm" svg:y="8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6cm" svg:y="8cm">
          <text:p text:style-name="P1">10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8cm" svg:y="8cm">
          <text:p text:style-name="P1">10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0cm" svg:y="8cm">
          <text:p text:style-name="P1">104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2cm" svg:y="8cm">
          <text:p text:style-name="P1">10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4cm" svg:y="8cm">
          <text:p text:style-name="P1">106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6cm" svg:y="8cm">
          <text:p text:style-name="P1">10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8cm" svg:y="8cm">
          <text:p text:style-name="P1">108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2cm" svg:y="10cm">
          <text:p text:style-name="P1">10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4cm" svg:y="10cm">
          <text:p text:style-name="P1">11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6cm" svg:y="10cm">
          <text:p text:style-name="P1">11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8cm" svg:y="10cm">
          <text:p text:style-name="P1">11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0cm" svg:y="10cm">
          <text:p text:style-name="P1">11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2cm" svg:y="10cm">
          <text:p text:style-name="P1">114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4cm" svg:y="10cm">
          <text:p text:style-name="P1">11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6cm" svg:y="10cm">
          <text:p text:style-name="P1">116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8cm" svg:y="10cm">
          <text:p text:style-name="P1">11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2cm" svg:y="12cm">
          <text:p text:style-name="P1">118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4cm" svg:y="12cm">
          <text:p text:style-name="P1">11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6cm" svg:y="12cm">
          <text:p text:style-name="P1">12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8cm" svg:y="12cm">
          <text:p text:style-name="P1">12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0cm" svg:y="12cm">
          <text:p text:style-name="P1">12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2cm" svg:y="12cm">
          <text:p text:style-name="P1">12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4cm" svg:y="12cm">
          <text:p text:style-name="P1">124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6cm" svg:y="12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8cm" svg:y="12cm">
          <text:p text:style-name="P1">126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805cm" svg:height="0.962cm" svg:x="7.6cm" svg:y="10.5cm">
          <draw:text-box>
            <text:p>CPU Physical address</text:p>
          </draw:text-box>
        </draw:frame>
        <draw:path draw:style-name="gr6" draw:text-style-name="P6" draw:layer="layout" svg:width="4.544cm" svg:height="2.142cm" draw:transform="rotate (-1.03044239037745) translate (3.10000000404352cm 5.49999999757425cm)" svg:viewBox="0 0 4545 2143" svg:d="M0 0c1749 0 4459 2092 4545 2143l-86-51">
          <text:p/>
        </draw:path>
        <draw:path draw:style-name="gr6" draw:text-style-name="P6" draw:layer="layout" svg:width="4.544cm" svg:height="2.142cm" draw:transform="rotate (-1.03044239037745) translate (5.03900000404352cm 5.43699999757425cm)" svg:viewBox="0 0 4545 2143" svg:d="M0 0c1749 0 4459 2092 4545 2143l-86-51">
          <text:p/>
        </draw:path>
        <draw:path draw:style-name="gr6" draw:text-style-name="P6" draw:layer="layout" svg:width="3.86cm" svg:height="1.262cm" draw:transform="rotate (-2.57226625158924) translate (7.6810314296876cm 6.56408064706305cm)" svg:viewBox="0 0 3861 1263" svg:d="M0 1263c2968 0 3861-1209 3777-1263l84 54">
          <text:p/>
        </draw:path>
        <draw:path draw:style-name="gr6" draw:text-style-name="P6" draw:layer="layout" svg:width="6.613cm" svg:height="3.84cm" draw:transform="skewX (-7.33309701860096E-017) rotate (-2.57226625158924) translate (10.8703702123672cm 8.83485933130325cm)" svg:viewBox="0 0 6614 3841" svg:d="M0 3841c2968 0 6614-3841 6614-3841">
          <text:p/>
        </draw:path>
        <draw:frame draw:style-name="standard" draw:layer="layout" svg:width="4.507cm" svg:height="6.956cm" svg:x="9.042cm" svg:y="16.67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7">Virtual</text:p>
              </table:table-cell>
              <table:table-cell>
                <text:p text:style-name="P7">Physical</text:p>
              </table:table-cell>
            </table:table-row>
            <table:table-row table:style-name="ro1">
              <table:table-cell table:style-name="ce1">
                <text:p text:style-name="P7">300</text:p>
              </table:table-cell>
              <table:table-cell table:style-name="ce2">
                <text:p text:style-name="P7">109</text:p>
              </table:table-cell>
            </table:table-row>
            <table:table-row table:style-name="ro1">
              <table:table-cell table:style-name="ce1">
                <text:p text:style-name="P7">301</text:p>
              </table:table-cell>
              <table:table-cell table:style-name="ce2">
                <text:p text:style-name="P7">110</text:p>
              </table:table-cell>
            </table:table-row>
            <table:table-row table:style-name="ro1">
              <table:table-cell table:style-name="ce1">
                <text:p text:style-name="P7">302</text:p>
              </table:table-cell>
              <table:table-cell table:style-name="ce2">
                <text:p text:style-name="P7">101</text:p>
              </table:table-cell>
            </table:table-row>
            <table:table-row table:style-name="ro1">
              <table:table-cell table:style-name="ce1">
                <text:p text:style-name="P7">303</text:p>
              </table:table-cell>
              <table:table-cell table:style-name="ce2">
                <text:p text:style-name="P7">119</text:p>
              </table:table-cell>
            </table:table-row>
            <table:table-row table:style-name="ro1">
              <table:table-cell table:style-name="ce1">
                <text:p text:style-name="P7">420</text:p>
              </table:table-cell>
              <table:table-cell table:style-name="ce2">
                <text:p text:style-name="P7">115</text:p>
              </table:table-cell>
            </table:table-row>
            <table:table-row table:style-name="ro1">
              <table:table-cell table:style-name="ce1">
                <text:p text:style-name="P7">421</text:p>
              </table:table-cell>
              <table:table-cell table:style-name="ce2">
                <text:p text:style-name="P7">116</text:p>
              </table:table-cell>
            </table:table-row>
            <table:table-row table:style-name="ro1">
              <table:table-cell table:style-name="ce1">
                <text:p text:style-name="P7">770</text:p>
              </table:table-cell>
              <table:table-cell table:style-name="ce2">
                <text:p text:style-name="P7">103</text:p>
              </table:table-cell>
            </table:table-row>
            <table:table-row table:style-name="ro1">
              <table:table-cell table:style-name="ce1">
                <text:p text:style-name="P7">771</text:p>
              </table:table-cell>
              <table:table-cell table:style-name="ce2">
                <text:p text:style-name="P7">126</text:p>
              </table:table-cell>
            </table:table-row>
          </table:table>
          <draw:image xlink:href="Pictures/TablePreview1.svm" xlink:type="simple" xlink:show="embed" xlink:actuate="onLoad"/>
        </draw:frame>
        <draw:path draw:style-name="gr6" draw:text-style-name="P6" draw:layer="layout" svg:width="5.373cm" svg:height="1.555cm" draw:transform="rotate (-0.785398163397448) translate (12.1cm 5.6cm)" svg:viewBox="0 0 5374 1556" svg:d="M0 0c2404 0 5374 1556 5374 1556">
          <text:p/>
        </draw:path>
        <draw:path draw:style-name="gr6" draw:text-style-name="P6" draw:layer="layout" svg:width="5.373cm" svg:height="1.555cm" draw:transform="rotate (-0.785398163397448) translate (13.987cm 5.587cm)" svg:viewBox="0 0 5374 1556" svg:d="M0 0c2404 0 5374 1556 5374 1556">
          <text:p/>
        </draw:path>
        <draw:path draw:style-name="gr6" draw:text-style-name="P6" draw:layer="layout" svg:width="8.332cm" svg:height="1.171cm" draw:transform="rotate (-2.92953514947248) translate (17.3467387626874cm 6.74605303463121cm)" svg:viewBox="0 0 8333 1172" svg:d="M0 1172c6649 0 8333-1172 8333-1172">
          <text:p/>
        </draw:path>
        <draw:path draw:style-name="gr6" draw:text-style-name="P6" draw:layer="layout" svg:width="4.949cm" svg:height="4.524cm" draw:transform="skewX (-8.31538013049534E-017) rotate (-2.35619449019234) translate (22.2cm 8.79999999999999cm)" svg:viewBox="0 0 4950 4525" svg:d="M0 4525c2263 0 4879-4454 4950-4525l-71 71">
          <text:p/>
        </draw:path>
        <draw:frame draw:style-name="gr4" draw:text-style-name="P4" draw:layer="layout" svg:width="4.613cm" svg:height="1.673cm" svg:x="8.987cm" svg:y="14.927cm">
          <draw:text-box>
            <text:p text:style-name="P1">MMU Table for</text:p>
            <text:p>Process #12</text:p>
          </draw:text-box>
        </draw:frame>
      </draw:page>
      <draw:page draw:name="page2" draw:style-name="dp1" draw:master-page-name="Default">
        <draw:custom-shape draw:style-name="gr7" draw:text-style-name="P8" draw:layer="layout" svg:width="2cm" svg:height="2cm" svg:x="2cm" svg:y="20cm">
          <text:p text:style-name="P1">0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26cm" svg:height="0.497cm" svg:x="18.679cm" svg:y="23.498cm">
          <draw:text-box>
            <text:p><text:span text:style-name="T1">dma-001</text:span></text:p>
          </draw:text-box>
        </draw:frame>
        <draw:custom-shape draw:style-name="gr3" draw:text-style-name="P3" draw:layer="layout" svg:width="2cm" svg:height="2cm" svg:x="2cm" svg:y="12cm">
          <text:p text:style-name="P1">100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351cm" svg:height="1.673cm" svg:x="1.949cm" svg:y="21.927cm">
          <draw:text-box>
            <text:p text:style-name="P1">Device #3</text:p>
            <text:p text:style-name="P1">(device-physical addresses)</text:p>
          </draw:text-box>
        </draw:frame>
        <draw:custom-shape draw:style-name="gr7" draw:text-style-name="P8" draw:layer="layout" svg:width="2cm" svg:height="2cm" svg:x="4cm" svg:y="20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6cm" svg:y="2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8cm" svg:y="20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4cm" svg:y="1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6cm" svg:y="12cm">
          <text:p text:style-name="P1">10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8cm" svg:y="12cm">
          <text:p text:style-name="P1">10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0cm" svg:y="12cm">
          <text:p text:style-name="P1">104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2cm" svg:y="12cm">
          <text:p text:style-name="P1">10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4cm" svg:y="12cm">
          <text:p text:style-name="P1">106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6cm" svg:y="12cm">
          <text:p text:style-name="P1">10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8cm" svg:y="12cm">
          <text:p text:style-name="P1">108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2cm" svg:y="14cm">
          <text:p text:style-name="P1">10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4cm" svg:y="14cm">
          <text:p text:style-name="P1">11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6cm" svg:y="14cm">
          <text:p text:style-name="P1">11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8cm" svg:y="14cm">
          <text:p text:style-name="P1">11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0cm" svg:y="14cm">
          <text:p text:style-name="P1">11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2cm" svg:y="14cm">
          <text:p text:style-name="P1">114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4cm" svg:y="14cm">
          <text:p text:style-name="P1">11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6cm" svg:y="14cm">
          <text:p text:style-name="P1">116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8cm" svg:y="14cm">
          <text:p text:style-name="P1">11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2cm" svg:y="16cm">
          <text:p text:style-name="P1">118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4cm" svg:y="16cm">
          <text:p text:style-name="P1">11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6cm" svg:y="16cm">
          <text:p text:style-name="P1">12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8cm" svg:y="16cm">
          <text:p text:style-name="P1">12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0cm" svg:y="16cm">
          <text:p text:style-name="P1">12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2cm" svg:y="16cm">
          <text:p text:style-name="P1">12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4cm" svg:y="16cm">
          <text:p text:style-name="P1">124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6cm" svg:y="16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8cm" svg:y="16cm">
          <text:p text:style-name="P1">126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805cm" svg:height="0.962cm" svg:x="7.6cm" svg:y="14.5cm">
          <draw:text-box>
            <text:p>CPU Physical address</text:p>
          </draw:text-box>
        </draw:frame>
        <draw:frame draw:style-name="standard" draw:layer="layout" svg:width="8.144cm" svg:height="3.864cm" svg:x="11.655cm" svg:y="19.44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7">Device-Physical</text:p>
              </table:table-cell>
              <table:table-cell>
                <text:p text:style-name="P7">Physical</text:p>
              </table:table-cell>
            </table:table-row>
            <table:table-row table:style-name="ro1">
              <table:table-cell table:style-name="ce3">
                <text:p text:style-name="P7">0</text:p>
              </table:table-cell>
              <table:table-cell table:style-name="ce2">
                <text:p text:style-name="P7">109</text:p>
              </table:table-cell>
            </table:table-row>
            <table:table-row table:style-name="ro1">
              <table:table-cell table:style-name="ce3">
                <text:p text:style-name="P7">1</text:p>
              </table:table-cell>
              <table:table-cell table:style-name="ce2">
                <text:p text:style-name="P7">110</text:p>
              </table:table-cell>
            </table:table-row>
            <table:table-row table:style-name="ro1">
              <table:table-cell table:style-name="ce3">
                <text:p text:style-name="P7">2</text:p>
              </table:table-cell>
              <table:table-cell table:style-name="ce2">
                <text:p text:style-name="P7">101</text:p>
              </table:table-cell>
            </table:table-row>
            <table:table-row table:style-name="ro1">
              <table:table-cell table:style-name="ce3">
                <text:p text:style-name="P7">3</text:p>
              </table:table-cell>
              <table:table-cell table:style-name="ce2">
                <text:p text:style-name="P7">119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4" draw:layer="layout" svg:width="8.279cm" svg:height="0.962cm" svg:x="11.5cm" svg:y="18.494cm">
          <draw:text-box>
            <text:p text:style-name="P1">IOMMU Table for Device #3</text:p>
          </draw:text-box>
        </draw:frame>
        <draw:path draw:style-name="gr6" draw:text-style-name="P6" draw:layer="layout" svg:width="4.819cm" svg:height="1.668cm" draw:transform="rotate (1.88443199337828) translate (2.6cm 20.5cm)" svg:viewBox="0 0 4820 1669" svg:d="M0 0c3890 0 4820 1669 4820 1669">
          <text:p/>
        </draw:path>
        <draw:path draw:style-name="gr6" draw:text-style-name="P6" draw:layer="layout" svg:width="4.819cm" svg:height="1.668cm" draw:transform="rotate (1.88443199337828) translate (4.618cm 20.513cm)" svg:viewBox="0 0 4820 1669" svg:d="M0 0c3890 0 4820 1669 4820 1669">
          <text:p/>
        </draw:path>
        <draw:path draw:style-name="gr6" draw:text-style-name="P6" draw:layer="layout" svg:width="6.126cm" svg:height="3.403cm" draw:transform="rotate (1.30864787314535) translate (3.61212006728752cm 19.4177850253105cm)" svg:viewBox="0 0 6127 3404" svg:d="M0 3404c4245 0 6127-3404 6127-3404">
          <text:p/>
        </draw:path>
        <draw:path draw:style-name="gr6" draw:text-style-name="P6" draw:layer="layout" svg:width="4.849cm" svg:height="1.303cm" draw:transform="rotate (2.78868707883654) translate (9.1cm 20.4cm)" svg:viewBox="0 0 4850 1304" svg:d="M0 0c4050 0 4850 1304 4850 1304">
          <text:p/>
        </draw:path>
      </draw:page>
      <draw:page draw:name="page3" draw:style-name="dp1" draw:master-page-name="Default">
        <draw:frame draw:style-name="gr2" draw:text-style-name="P2" draw:layer="layout" svg:width="2.026cm" svg:height="0.497cm" svg:x="18.274cm" svg:y="19.103cm">
          <draw:text-box>
            <text:p><text:span text:style-name="T1">dma-002</text:span></text:p>
          </draw:text-box>
        </draw:frame>
        <draw:custom-shape draw:style-name="gr3" draw:text-style-name="P3" draw:layer="layout" svg:width="2cm" svg:height="2cm" svg:x="2cm" svg:y="12cm">
          <text:p text:style-name="P1">100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1cm" svg:height="1.673cm" svg:x="10.849cm" svg:y="18.127cm">
          <draw:text-box>
            <text:p text:style-name="P1">Device #3</text:p>
            <text:p text:style-name="P1">(physical addresses)</text:p>
          </draw:text-box>
        </draw:frame>
        <draw:custom-shape draw:style-name="gr3" draw:text-style-name="P3" draw:layer="layout" svg:width="2cm" svg:height="2cm" svg:x="4cm" svg:y="1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6cm" svg:y="12cm">
          <text:p text:style-name="P1">10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8cm" svg:y="12cm">
          <text:p text:style-name="P1">10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0cm" svg:y="12cm">
          <text:p text:style-name="P1">104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2cm" svg:y="12cm">
          <text:p text:style-name="P1">10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4cm" svg:y="12cm">
          <text:p text:style-name="P1">106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6cm" svg:y="12cm">
          <text:p text:style-name="P1">10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8cm" svg:y="12cm">
          <text:p text:style-name="P1">108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2cm" svg:y="14cm">
          <text:p text:style-name="P1">10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4cm" svg:y="14cm">
          <text:p text:style-name="P1">11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6cm" svg:y="14cm">
          <text:p text:style-name="P1">11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8cm" svg:y="14cm">
          <text:p text:style-name="P1">11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0cm" svg:y="14cm">
          <text:p text:style-name="P1">11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2cm" svg:y="14cm">
          <text:p text:style-name="P1">114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4cm" svg:y="14cm">
          <text:p text:style-name="P1">11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6cm" svg:y="14cm">
          <text:p text:style-name="P1">116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8cm" svg:y="14cm">
          <text:p text:style-name="P1">11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2cm" svg:y="16cm">
          <text:p text:style-name="P1">118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4cm" svg:y="16cm">
          <text:p text:style-name="P1">11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6cm" svg:y="16cm">
          <text:p text:style-name="P1">12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8cm" svg:y="16cm">
          <text:p text:style-name="P1">12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0cm" svg:y="16cm">
          <text:p text:style-name="P1">12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2cm" svg:y="16cm">
          <text:p text:style-name="P1">12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4cm" svg:y="16cm">
          <text:p text:style-name="P1">124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2cm" svg:x="16cm" svg:y="16cm">
          <text:p text:style-name="P1">12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8cm" svg:y="16cm">
          <text:p text:style-name="P1">126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805cm" svg:height="0.962cm" svg:x="7.6cm" svg:y="14.5cm">
          <draw:text-box>
            <text:p>CPU Physical addres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9T10:48:33.208939858</meta:creation-date>
    <dc:date>2018-09-14T13:48:03.754857220</dc:date>
    <meta:editing-duration>PT6H8S</meta:editing-duration>
    <meta:editing-cycles>16</meta:editing-cycles>
    <meta:generator>LibreOffice/5.1.6.2$Linux_X86_64 LibreOffice_project/10m0$Build-2</meta:generator>
    <meta:document-statistic meta:object-count="118"/>
  </office:meta>
</office:document-meta>
</file>